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0cbd"/>
    </style:style>
    <style:style style:name="T1" style:family="text">
      <style:text-properties officeooo:rsid="00153360"/>
    </style:style>
    <style:style style:name="T2" style:family="text">
      <style:text-properties officeooo:rsid="00160c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jaib</text:p>
      <text:p text:style-name="Standard">Email: aGVuZHJ5cHJyYXNAZ21haWwuY29tNGpvOG92cWNwbGw=</text:p>
      <text:p text:style-name="Standard"><text:span text:style-name="T1">pw: </text:span>SDFFM04wRDNSMFk1KnQ5cWE3Y3phN2dz</text:p>
      <text:p text:style-name="Standard">Pin access: MTMyM2diZnFxcmY0eWt3</text:p>
      <text:p text:style-name="Standard"/>
      <text:p text:style-name="Standard">Bibit</text:p>
      <text:p text:style-name="Standard">Pin: MTMyMzA1ZGUwMGFoMmJuM2I=</text:p>
      <text:p text:style-name="Standard">Email: aGVuZHJ5cHJyYXNAZ21haWwuY29tdmwwbmRodWxleQ==</text:p>
      <text:p text:style-name="Standard">Notlp: MDgxMjIzOTI3MTI2Ymc5Ym1jejNxbGc=</text:p>
      <text:p text:style-name="Standard"/>
      <text:p text:style-name="Standard">BCA</text:p>
      <text:p text:style-name="Standard">Pin i-banking : MjMxMzA1aWU3cHVlem9zeDg=</text:p>
      <text:p text:style-name="Standard">No tlp: MDg4MjkwODQxODk2NDFyYzFuOXprZWM=</text:p>
      <text:p text:style-name="Standard">Email: aGVuZHJ5cHJyYXNAZ21haWwuY29tem83Y3BtdjR0NnI=</text:p>
      <text:p text:style-name="Standard">Codeaccess<text:span text:style-name="T2">Mbanking </text:span>: aDFlM24weGgwNDBqbnJpNjk=</text:p>
      <text:p text:style-name="Standard">UserId i-bank: SEVORFJZUFIwNTEzNXY5OXR6ZnFhaWc=</text:p>
      <text:p text:style-name="Standard"/>
      <text:p text:style-name="Standard">Stokbit</text:p>
      <text:p text:style-name="Standard">Bank :BCA</text:p>
      <text:p text:style-name="Standard">PIN : MjMxMzA1M3FydmtwYWUzYXA=</text:p>
      <text:p text:style-name="Standard">Notlp: MDgxMjIzOTI3MTI2ejIwZHptZHc4Yw==</text:p>
      <text:p text:style-name="Standard">Pw: SDFFM04wRDNSMFk1MHA0MXk3YmxqNnI=</text:p>
      <text:p text:style-name="Standard">Email: aGVuZHJ5cHJyYXNAZ21haWwuY29tbnkwejJ1dThrZXM=</text:p>
      <text:p text:style-name="Standard"/>
      <text:p text:style-name="Standard">JAGO</text:p>
      <text:p text:style-name="Standard">Pin : MTMyMzA1dXk4NjJmNHQ4a2M=</text:p>
      <text:p text:style-name="Standard">Pw: SGVuZHJ5MTMyMzA1MWw5bDN1bWlmcW0=</text:p>
      <text:p text:style-name="Standard">Notlp: MDgxMjIzOTI3MTI2Y2h2bjJwbG9mMTY=</text:p>
      <text:p text:style-name="Standard">Email: aGVuZHJ5cHJyYXNAZ21haWwuY29tOTFkNTNtZzlkZGM=</text:p>
      <text:p text:style-name="Standard"/>
      <text:p text:style-name="Standard">Paypal account</text:p>
      <text:p text:style-name="Standard">Email: aGVuZHJ5cHJyYXNAZ21haWwuY29tandnemhzY2gxdg==</text:p>
      <text:p text:style-name="Standard">Pw: aGVuZHJ5MTMyMzA1dDk0NWRlYnU2OWk=</text:p>
      <text:p text:style-name="Standard">Bank: jago</text:p>
      <text:p text:style-name="Standard">Birtday in app: MTMvMDMvMjAwNDgwM3lkMjlyaTJt</text:p>
      <text:p text:style-name="P1">No tlp : MDg4MjkwODQxODk2NDFyYzFuOXprZWM=</text:p>
      <text:p text:style-name="Standard"/>
      <text:p text:style-name="Standard">Pass wa backup: SGVuZHJ5MTMyMzA1Zmc0NHljbGtnc2E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0:35:24.941709065</meta:creation-date>
    <dc:date>2023-02-02T21:08:11.905022918</dc:date>
    <meta:editing-duration>PT46S</meta:editing-duration>
    <meta:editing-cycles>1</meta:editing-cycles>
    <meta:document-statistic meta:table-count="0" meta:image-count="0" meta:object-count="0" meta:page-count="1" meta:paragraph-count="32" meta:word-count="73" meta:character-count="1050" meta:non-whitespace-character-count="1009"/>
    <meta:generator>LibreOffice/7.3.7.2$Linux_X86_64 LibreOffice_project/30$Build-2</meta:generator>
  </office:meta>
</office:document-meta>
</file>